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draw:fill-color="#cc00cc" draw:textarea-horizontal-align="justify" draw:textarea-vertical-align="middle" draw:auto-grow-height="false" fo:min-height="0.084cm" fo:min-width="0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svg:stroke-color="#eeeeee" draw:fill-color="#dddddd" draw:textarea-horizontal-align="justify" draw:textarea-vertical-align="middle" draw:auto-grow-height="false" fo:min-height="1.75cm" fo:min-width="1.5cm"/>
    </style:style>
    <style:style style:name="gr6" style:family="graphic" style:parent-style-name="standard">
      <style:graphic-properties draw:stroke="none" svg:stroke-color="#000000" draw:fill="none" draw:fill-color="#ffffff" fo:min-height="7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cc00cc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7cm" svg:y1="6.8cm" svg:x2="13.7cm" svg:y2="6.801cm">
          <text:p/>
        </draw:line>
        <draw:line draw:style-name="gr1" draw:text-style-name="P1" draw:layer="layout" svg:x1="5.701cm" svg:y1="6.8cm" svg:x2="5.7cm" svg:y2="14.8cm">
          <text:p/>
        </draw:line>
        <draw:line draw:style-name="gr1" draw:text-style-name="P1" draw:layer="layout" svg:x1="5.7cm" svg:y1="14.8cm" svg:x2="13.7cm" svg:y2="14.801cm">
          <text:p/>
        </draw:line>
        <draw:line draw:style-name="gr1" draw:text-style-name="P1" draw:layer="layout" svg:x1="13.701cm" svg:y1="6.8cm" svg:x2="13.7cm" svg:y2="14.8cm">
          <text:p/>
        </draw:line>
        <draw:custom-shape draw:style-name="gr2" draw:text-style-name="P2" draw:layer="layout" svg:width="2cm" svg:height="2cm" svg:x="6.7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0.7cm" svg:y="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12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1cm" svg:height="1cm" draw:transform="rotate (1.5707963267949) translate (12.001cm 8.7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2cm" svg:height="2cm" svg:x="8.7cm" svg:y="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.5cm" svg:y="15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1cm" svg:height="1cm" svg:x="4.5cm" svg:y="17.3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cm" svg:height="2cm" svg:x="4cm" svg:y="1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2cm" svg:x="4cm" svg:y="21.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4cm" svg:height="7.4cm" svg:x="6.6cm" svg:y="15.9cm">
          <draw:text-box>
            <text:p>Robot 1</text:p>
            <text:p/>
            <text:p>Robot 2</text:p>
            <text:p/>
            <text:p>Obstacle</text:p>
            <text:p/>
            <text:p/>
            <text:p/>
            <text:p>Zone de pass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5:28:16.014823919</meta:creation-date>
    <dc:date>2017-06-09T15:39:57.961507672</dc:date>
    <meta:editing-duration>PT1M10S</meta:editing-duration>
    <meta:editing-cycles>1</meta:editing-cycles>
    <meta:document-statistic meta:object-count="14"/>
    <meta:generator>LibreOffice/5.1.6.2$Linux_X86_64 LibreOffice_project/10m0$Build-2</meta:generator>
  </office:meta>
</office:document-meta>
</file>